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439e" officeooo:paragraph-rsid="000b439e"/>
    </style:style>
    <style:style style:name="P2" style:family="paragraph" style:parent-style-name="Standard">
      <style:text-properties officeooo:rsid="000b8fd6" officeooo:paragraph-rsid="000b8fd6"/>
    </style:style>
    <style:style style:name="P3" style:family="paragraph" style:parent-style-name="Standard">
      <style:text-properties fo:font-variant="normal" fo:text-transform="none" fo:color="#000000" style:font-name="Times New Roman" fo:font-size="12pt" fo:letter-spacing="normal" fo:font-style="normal" fo:font-weight="normal" officeooo:rsid="0016100a" officeooo:paragraph-rsid="0016100a" style:font-size-asian="12pt" style:font-size-complex="12pt"/>
    </style:style>
    <style:style style:name="P4" style:family="paragraph" style:parent-style-name="Standard">
      <style:text-properties fo:font-variant="normal" fo:text-transform="none" fo:color="#000000" style:font-name="Times New Roman" fo:font-size="12pt" fo:letter-spacing="normal" fo:font-style="normal" fo:font-weight="normal" officeooo:rsid="001373c2" officeooo:paragraph-rsid="001373c2" style:font-size-asian="12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2pt" fo:letter-spacing="normal" fo:font-style="normal" fo:font-weight="normal" officeooo:rsid="0016100a" officeooo:paragraph-rsid="0016100a" style:font-size-asian="10.5pt" style:font-weight-asian="normal" style:font-size-complex="12pt" style:font-weight-complex="normal"/>
    </style:style>
    <style:style style:name="P6" style:family="paragraph" style:parent-style-name="Standard">
      <style:text-properties fo:font-variant="normal" fo:text-transform="none" fo:color="#000000" style:font-name="Times New Roman" fo:font-size="12pt" fo:letter-spacing="normal" fo:font-style="normal" fo:font-weight="normal" officeooo:rsid="001373c2" officeooo:paragraph-rsid="001373c2" style:font-size-asian="10.5pt" style:font-weight-asian="normal" style:font-size-complex="12pt" style:font-weight-complex="normal"/>
    </style:style>
    <style:style style:name="P7" style:family="paragraph" style:parent-style-name="Standard">
      <style:text-properties fo:font-variant="normal" fo:text-transform="none" fo:color="#000000" style:font-name="Times New Roman" fo:font-size="14pt" fo:letter-spacing="normal" fo:font-style="normal" fo:font-weight="normal" officeooo:rsid="001d80cf" officeooo:paragraph-rsid="001d80cf" style:font-size-asian="14pt" style:font-weight-asian="normal" style:font-size-complex="14pt" style:font-weight-complex="normal"/>
    </style:style>
    <style:style style:name="P8" style:family="paragraph" style:parent-style-name="Standard">
      <style:text-properties fo:font-size="14pt" fo:font-weight="bold" officeooo:rsid="001373c2" officeooo:paragraph-rsid="001373c2" style:font-size-asian="14pt" style:font-weight-asian="bold" style:font-size-complex="14pt" style:font-weight-complex="bold"/>
    </style:style>
    <style:style style:name="P9" style:family="paragraph" style:parent-style-name="Standard">
      <style:text-properties officeooo:rsid="0014d38a" officeooo:paragraph-rsid="0014d38a"/>
    </style:style>
    <style:style style:name="P10" style:family="paragraph" style:parent-style-name="Standard">
      <style:text-properties officeooo:paragraph-rsid="00106f32"/>
    </style:style>
    <style:style style:name="P11" style:family="paragraph" style:parent-style-name="Standard">
      <style:text-properties officeooo:paragraph-rsid="0016b591"/>
    </style:style>
    <style:style style:name="P12" style:family="paragraph" style:parent-style-name="Standard">
      <style:text-properties officeooo:paragraph-rsid="001889cc"/>
    </style:style>
    <style:style style:name="P13" style:family="paragraph" style:parent-style-name="Standard">
      <style:text-properties officeooo:rsid="001a64c5" officeooo:paragraph-rsid="001a64c5"/>
    </style:style>
    <style:style style:name="P14" style:family="paragraph" style:parent-style-name="Standard" style:list-style-name="L1">
      <style:text-properties officeooo:paragraph-rsid="001a64c5"/>
    </style:style>
    <style:style style:name="P15" style:family="paragraph" style:parent-style-name="Standard" style:list-style-name="L1">
      <style:text-properties officeooo:rsid="000b439e" officeooo:paragraph-rsid="000b439e"/>
    </style:style>
    <style:style style:name="P16" style:family="paragraph" style:parent-style-name="Standard" style:list-style-name="L1">
      <style:text-properties officeooo:rsid="00106f32" officeooo:paragraph-rsid="00106f32"/>
    </style:style>
    <style:style style:name="P17" style:family="paragraph" style:parent-style-name="Standard" style:list-style-name="L1">
      <style:text-properties officeooo:rsid="001a64c5" officeooo:paragraph-rsid="001a64c5"/>
    </style:style>
    <style:style style:name="P18" style:family="paragraph" style:parent-style-name="Standard" style:list-style-name="L1">
      <style:text-properties fo:font-variant="normal" fo:text-transform="none" fo:color="#000000" style:font-name="Times New Roman" fo:font-size="12pt" fo:letter-spacing="normal" fo:font-style="normal" fo:font-weight="normal" officeooo:rsid="00106f32" officeooo:paragraph-rsid="00106f32" style:font-size-asian="12pt" style:font-size-complex="12pt"/>
    </style:style>
    <style:style style:name="P19" style:family="paragraph" style:parent-style-name="Standard">
      <style:text-properties fo:font-variant="normal" fo:text-transform="none" fo:color="#000000" style:font-name="Times New Roman" fo:font-size="12pt" fo:letter-spacing="normal" fo:font-style="normal" fo:font-weight="normal" officeooo:rsid="001373c2" officeooo:paragraph-rsid="001373c2" style:font-size-asian="12pt" style:font-weight-asian="bold" style:font-size-complex="12pt" style:font-weight-complex="bold"/>
    </style:style>
    <style:style style:name="P20" style:family="paragraph" style:parent-style-name="Standard" style:list-style-name="L2">
      <style:text-properties fo:font-variant="normal" fo:text-transform="none" fo:color="#000000" style:font-name="Times New Roman" fo:font-size="12pt" fo:letter-spacing="normal" fo:font-style="normal" fo:font-weight="normal" officeooo:rsid="001d80cf" officeooo:paragraph-rsid="001d80cf" style:font-size-asian="12pt" style:font-weight-asian="normal" style:font-size-complex="12pt" style:font-weight-complex="normal"/>
    </style:style>
    <style:style style:name="P21" style:family="paragraph" style:parent-style-name="Standard">
      <style:text-properties fo:font-variant="normal" fo:text-transform="none" fo:color="#000000" style:font-name="Times New Roman" fo:font-size="14pt" fo:letter-spacing="normal" fo:font-style="normal" fo:font-weight="bold" officeooo:rsid="001373c2" officeooo:paragraph-rsid="001373c2" style:font-size-asian="14pt" style:font-weight-asian="bold" style:font-size-complex="14pt" style:font-weight-complex="bold"/>
    </style:style>
    <style:style style:name="P22" style:family="paragraph" style:parent-style-name="Standard">
      <style:text-properties fo:font-variant="normal" fo:text-transform="none" fo:color="#000000" style:font-name="Times New Roman" fo:font-size="14pt" fo:letter-spacing="normal" fo:font-style="normal" fo:font-weight="bold" officeooo:rsid="0022141a" officeooo:paragraph-rsid="0022141a" style:font-size-asian="14pt" style:font-weight-asian="bold" style:font-size-complex="14pt" style:font-weight-complex="bold"/>
    </style:style>
    <style:style style:name="P23" style:family="paragraph" style:parent-style-name="Standard">
      <style:text-properties fo:font-variant="normal" fo:text-transform="none" fo:color="#000000" style:font-name="Times New Roman" fo:font-size="14pt" fo:letter-spacing="normal" fo:font-style="normal" fo:font-weight="bold" officeooo:rsid="00224a30" officeooo:paragraph-rsid="00224a30" style:font-size-asian="14pt" style:font-weight-asian="bold" style:font-size-complex="14pt" style:font-weight-complex="bold"/>
    </style:style>
    <style:style style:name="P24" style:family="paragraph" style:parent-style-name="Standard">
      <style:paragraph-properties fo:break-before="page"/>
      <style:text-properties fo:font-variant="normal" fo:text-transform="none" fo:color="#000000" style:font-name="Times New Roman" fo:font-size="14pt" fo:letter-spacing="normal" fo:font-style="normal" fo:font-weight="bold" officeooo:rsid="001373c2" officeooo:paragraph-rsid="001373c2" style:font-size-asian="14pt" style:font-weight-asian="bold" style:font-size-complex="14pt" style:font-weight-complex="bold"/>
    </style:style>
    <style:style style:name="T1" style:family="text">
      <style:text-properties fo:font-variant="normal" fo:text-transform="none" fo:color="#000000" style:font-name="Times New Roman" fo:font-size="12pt" fo:letter-spacing="normal" fo:font-style="normal" fo:font-weight="normal" officeooo:rsid="0016b591" style:font-size-asian="10.5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officeooo:rsid="001889cc" style:font-size-asian="10.5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officeooo:rsid="001a64c5" style:font-size-asian="10.5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officeooo:rsid="001a64c5"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Times New Roman" fo:font-size="12pt" fo:letter-spacing="normal" fo:font-style="normal" fo:font-weight="normal" officeooo:rsid="001a64c5" style:font-size-asian="12pt" style:font-style-asian="normal" style:font-weight-asian="normal" style:font-size-complex="12pt" style:font-style-complex="normal" style:font-weight-complex="normal"/>
    </style:style>
    <style:style style:name="T6" style:family="text">
      <style:text-properties officeooo:rsid="0012543f"/>
    </style:style>
    <style:style style:name="T7" style:family="text">
      <style:text-properties style:font-name="Times New Roman" fo:font-size="12pt" officeooo:rsid="00106f32" style:font-size-asian="12pt" style:font-size-complex="12pt"/>
    </style:style>
    <style:style style:name="T8" style:family="text">
      <style:text-properties officeooo:rsid="001373c2"/>
    </style:style>
    <style:style style:name="T9" style:family="text">
      <style:text-properties officeooo:rsid="0014d38a"/>
    </style:style>
    <style:style style:name="T10" style:family="text">
      <style:text-properties fo:font-size="14pt" style:font-size-asian="14pt" style:font-size-complex="14pt"/>
    </style:style>
    <style:style style:name="T11" style:family="text">
      <style:text-properties officeooo:rsid="0016b591"/>
    </style:style>
    <style:style style:name="T12" style:family="text">
      <style:text-properties officeooo:rsid="001889cc"/>
    </style:style>
    <style:style style:name="T13" style:family="text">
      <style:text-properties officeooo:rsid="001a64c5"/>
    </style:style>
    <style:style style:name="T14" style:family="text">
      <style:text-properties officeooo:rsid="001a64c5" style:font-size-asian="10.5pt" style:font-weight-asian="normal" style:font-weight-complex="normal"/>
    </style:style>
    <style:style style:name="T15" style:family="text">
      <style:text-properties fo:font-size="12pt" fo:font-style="normal" officeooo:rsid="001a64c5"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ie 1 : Trouvez des éléments d’information sur le marché de l’emploi en informatique</text:p>
      <text:p text:style-name="P8"/>
      <text:p text:style-name="P9"><text:span text:style-name="T10">Lexique</text:span> :</text:p>
      <text:p text:style-name="P9"/>
      <text:list xml:id="list1779542053" text:style-name="L1">
        <text:list-item>
          <text:p text:style-name="P15">ENS → Entreprises de Services du Numérique</text:p>
        </text:list-item>
        <text:list-item>
          <text:p text:style-name="P15">Syntec numérique → syndicat professionnel des ESN</text:p>
        </text:list-item>
        <text:list-item>
          <text:p text:style-name="P15">RGPD → Règlement Européen sur la Protection des Données</text:p>
        </text:list-item>
        <text:list-item>
          <text:p text:style-name="P16"><text:span text:style-name="T9">TIC</text:span> → Technologie de l'Information <text:span text:style-name="T9">et de la Communication</text:span></text:p>
        </text:list-item>
        <text:list-item>
          <text:p text:style-name="P17">IC → Information et Communication</text:p>
        </text:list-item>
        <text:list-item>
          <text:p text:style-name="P18">SMACS <text:span text:style-name="T6">→ S</text:span>ocial, <text:span text:style-name="T6">M</text:span>obile, <text:span text:style-name="T6">A</text:span>nalytics, <text:span text:style-name="T6">C</text:span>loud, <text:span text:style-name="T6">S</text:span>écurité</text:p>
        </text:list-item>
        <text:list-item>
          <text:p text:style-name="P14"><text:span text:style-name="T1">ERP </text:span><text:span text:style-name="T3">→ </text:span><text:span text:style-name="T14">Enterprise Resource Planning </text:span><text:span text:style-name="T3">(Progiciel de Gestion Intégré)</text:span></text:p>
        </text:list-item>
        <text:list-item>
          <text:p text:style-name="P14"><text:span text:style-name="T1">CRM </text:span><text:span text:style-name="T3">→ C</text:span><text:span text:style-name="T14">ustomer Relationship Management (Gestion de la Relation Client)</text:span></text:p>
        </text:list-item>
        <text:list-item>
          <text:p text:style-name="P14"><text:span text:style-name="T1">SCM </text:span><text:span text:style-name="T3">→</text:span><text:span text:style-name="T5"> </text:span><text:span text:style-name="Emphasis"><text:span text:style-name="T15">Supply Chain Management</text:span></text:span><text:span text:style-name="T15"> </text:span><text:span text:style-name="T4">(Gestion de la Chaîne Logistique)</text:span></text:p>
        </text:list-item>
      </text:list>
      <text:p text:style-name="P1"/>
      <text:p text:style-name="P9"><text:span text:style-name="T10">Infos</text:span> :</text:p>
      <text:p text:style-name="P9"/>
      <text:p text:style-name="P1"><text:a xlink:type="simple" xlink:href="https://www.emploi-pro.fr/edito/article/2018-une-bonne-annee-pour-l-emploi-dans-l-informatique-aea-9177" text:style-name="Internet_20_link" text:visited-style-name="Visited_20_Internet_20_Link">https://www.emploi-pro.fr/edito/article/2018-une-bonne-annee-pour-l-emploi-dans-l-informatique-aea-9177</text:a></text:p>
      <text:p text:style-name="P1">Les entreprises de services informatiques peinnent à recruter tous les professionnels dont elles ont besoin. Le Syntec prévoie 3,6% de croissance dans le secteur en 2018 après 3,4% en 2017. Soit plusieurs milliers d'emplois.</text:p>
      <text:p text:style-name="P1">Le RGPD pousse les entreprises à se mettre en conformité ce qui participe à cette croissance.</text:p>
      <text:p text:style-name="P2">Le turnover étant élevé (environ 20%), les ENS embauchent massivement les jeunes ingénieurs voire des étudiants en contrat d'apprentissage ou de professionnalisation.</text:p>
      <text:p text:style-name="P2"/>
      <text:p text:style-name="P2"><text:a xlink:type="simple" xlink:href="https://cadres.apec.fr/Emploi/Marche-Emploi/Les-Etudes-Apec/Les-etudes-Apec-par-annee/Etudes-Apec-2018/Le-marche-de-lemploi-cadre-dans-les-activites-informatiques/Le-secteur-des-activites-informatiques-recrutent-toujours-davantage-de-cadres" text:style-name="Internet_20_link" text:visited-style-name="Visited_20_Internet_20_Link">https://cadres.apec.fr/Emploi/Marche-Emploi/Les-Etudes-Apec/Les-etudes-Apec-par-annee/Etudes-Apec-2018/Le-marche-de-lemploi-cadre-dans-les-activites-informatiques/Le-secteur-des-activites-informatiques-recrutent-toujours-davantage-de-cadres</text:a></text:p>
      <text:p text:style-name="P2">Le secteur d'activités <text:span text:style-name="T13">des TIC</text:span> recrute des cadres en très grand nombre. Les prévisions <text:span text:style-name="T13">pour 2018 sont une croissance de 17 %</text:span> <text:span text:style-name="T13">soit</text:span> 60 000 recrutements <text:span text:style-name="T13">de cadres </text:span>dont 30% de jeunes diplômés.</text:p>
      <text:p text:style-name="P13">Cela représente un quart des recrutements de cadres en France.</text:p>
      <text:p text:style-name="P2"/>
      <text:p text:style-name="P10"><text:a xlink:type="simple" xlink:href="https://www.actinuance.com/petit-focus-sur-le-marche-de-linformatique-en-france/" text:style-name="Internet_20_link" text:visited-style-name="Visited_20_Internet_20_Link"><text:span text:style-name="T7">https://www.actinuance.com/petit-focus-sur-le-marche-de-linformatique-en-france/</text:span></text:a></text:p>
      <text:p text:style-name="P3">Les entreprises qui utilisent les TIC ont une croissance six fois plus élevé que les entreprises en retard. Il est donc incontourneble aujourd'hui de les inclure dans la stratégie de l'entreprise.</text:p>
      <text:p text:style-name="P5">Le marché français est dominé par le conseil et les services, <text:span text:style-name="T11">cela compte pour 61 % des revenus du secteur. L'édition logicielle compte elle pour 21 % et enfin le conseil en technologie compte pour 17 %.</text:span></text:p>
      <text:p text:style-name="P11"><text:span text:style-name="T1">Les entreprises sont encore très nombreuses à effectuer leur transition vers les TIC (avec des logiciels tel que les ERP, CRM, SCM...). </text:span><text:span text:style-name="T2">De plus le secteur de Cloud a une croissance estimée à 18 % sachant qu'il joue un </text:span>rôle de moteur <text:span text:style-name="T12">des</text:span> investissements dans l<text:span text:style-name="T12">es TIC.</text:span></text:p>
      <text:p text:style-name="P12"><text:span text:style-name="T2">Il faut cependant faire attention et penser au moyen/long terme car les besoins </text:span>d’aujourd’hui ne <text:span text:style-name="T12">sont</text:span> pas les besoins de demain. <text:span text:style-name="T12">L'IC est le </text:span>domaine<text:span text:style-name="T12">s</text:span> où l’obsolescence de compétence <text:span text:style-name="T12">est une </text:span>des préoccupations <text:span text:style-name="T12">majeure</text:span>.</text:p>
      <text:p text:style-name="P24">Partie 2 : Trouvez des informations sur des technologies qui vous intéressent</text:p>
      <text:p text:style-name="P6"/>
      <text:p text:style-name="P4">De formation supérieure en école d'ingénieur ou université, et tu...<text:line-break/>- Disposes d'une expérience dans la conception et le développement JAVA EE, PHP,.NET.<text:line-break/>- Maîtrises l'une des technologies quivantes Java EE, PHP,.NET, HTLM, CSS, WEB.<text:line-break/>- As des connaissances sur un serveur d'application : Websphere, Weblogic </text:p>
      <text:p text:style-name="P19"/>
      <text:p text:style-name="P19">Technologies utilisées : Java, COBOL, SQL, TSO, JBoss, Maven, Jenkins </text:p>
      <text:p text:style-name="P24">Partie 3 : Notez les « événements » : salon du recrutement, conférences, forum…</text:p>
      <text:p text:style-name="P21"/>
      <text:p text:style-name="P7">Liste des <text:span text:style-name="T8"> événements </text:span> :</text:p>
      <text:list xml:id="list2671653431" text:style-name="L2">
        <text:list-item>
          <text:p text:style-name="P20">Speed recruting CGI le mardi 13 novembre à partir de 18h30 à la Bulle à Lyon</text:p>
        </text:list-item>
        <text:list-item>
          <text:p text:style-name="P20"/>
        </text:list-item>
      </text:list>
      <text:p text:style-name="P24">Partie 4 : Informez-vous sur une ou des entreprises dont les offres d’emplois vous ont intéressé</text:p>
      <text:p text:style-name="P21"/>
      <text:p text:style-name="P21">https://www.indeed.fr/emplois?as_and=informatique&amp;as_phr=&amp;as_any=&amp;as_not=&amp;as_ttl=&amp;as_cmp=&amp;jt=internship&amp;st=&amp;as_src=&amp;salary=&amp;radius=25&amp;l=Bourg-en-Bresse+%2801%29&amp;fromage=any&amp;limit=10&amp;sort=&amp;psf=advsrch</text:p>
      <text:p text:style-name="P24">Partie 5 : Identifiez des entreprises auxquelles vous pourriez envoyer des candidatures spontanées</text:p>
      <text:p text:style-name="P21"/>
      <text:p text:style-name="P22">CGI</text:p>
      <text:p text:style-name="P23">Spigraph</text:p>
      <text:p text:style-name="P24">Partie 6 : Relevez une offre qui vous intéresse et rédigez la lettre de motivation correspond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4S</meta:editing-duration>
    <meta:editing-cycles>10</meta:editing-cycles>
    <meta:generator>LibreOffice/6.0.7.3$Windows_X86_64 LibreOffice_project/dc89aa7a9eabfd848af146d5086077aeed2ae4a5</meta:generator>
    <dc:date>2018-11-10T19:41:25.970000000</dc:date>
    <meta:document-statistic meta:table-count="0" meta:image-count="0" meta:object-count="0" meta:page-count="6" meta:paragraph-count="37" meta:word-count="519" meta:character-count="3772" meta:non-whitespace-character-count="3296"/>
    <meta:user-defined meta:name="Info 1"/>
    <meta:user-defined meta:name="Info 2"/>
    <meta:user-defined meta:name="Info 3"/>
    <meta:user-defined meta:name="Info 4"/>
  </office:meta>
</office:document-meta>
</file>